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" svg:font-family="Ubuntu" style:font-family-generic="swiss"/>
    <style:font-face style:name="Ubuntu1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92f17" officeooo:paragraph-rsid="00192f17" style:font-name-asian="Arial" style:font-name-complex="Arial"/>
    </style:style>
    <style:style style:name="P2" style:family="paragraph">
      <loext:graphic-properties draw:fill="solid" draw:fill-color="#3c4259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c4259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3c4259"/>
    </style:style>
    <style:style style:name="P6" style:family="paragraph">
      <loext:graphic-properties draw:fill="solid" draw:fill-color="#797f96"/>
    </style:style>
    <style:style style:name="P7" style:family="paragraph">
      <loext:graphic-properties draw:fill="none" draw:fill-color="#ffffff"/>
      <style:paragraph-properties fo:text-align="center"/>
      <style:text-properties fo:color="#ffffff"/>
    </style:style>
    <style:style style:name="P8" style:family="paragraph">
      <loext:graphic-properties draw:fill="none" draw:fill-color="#ffffff"/>
      <style:text-properties fo:color="#3c4259" style:font-name="Ubuntu" fo:font-size="10pt" style:font-name-asian="Ubuntu1" style:font-size-asian="10pt" style:font-name-complex="Ubuntu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color="#3c4259"/>
    </style:style>
    <style:style style:name="P11" style:family="paragraph">
      <loext:graphic-properties draw:fill="none" draw:fill-color="#ffffff"/>
      <style:paragraph-properties fo:text-align="start"/>
      <style:text-properties fo:color="#3c4259" fo:font-size="12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="none" draw:fill-color="#ffffff"/>
      <style:paragraph-properties fo:text-align="center"/>
      <style:text-properties fo:color="#ffffff" fo:font-size="12pt"/>
    </style:style>
    <style:style style:name="P14" style:family="paragraph">
      <loext:graphic-properties draw:fill="none" draw:fill-color="#ffffff"/>
      <style:paragraph-properties fo:text-align="center"/>
      <style:text-properties fo:color="#ffffff" fo:font-size="9.5pt" style:font-size-asian="9.5pt" style:font-size-complex="9.5pt"/>
    </style:style>
    <style:style style:name="P15" style:family="paragraph">
      <loext:graphic-properties draw:fill="solid" draw:fill-color="#cccccc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3c4259" fo:font-size="12pt"/>
    </style:style>
    <style:style style:name="P18" style:family="paragraph">
      <loext:graphic-properties draw:fill="none" draw:fill-color="#ffffff"/>
      <style:text-properties fo:color="#3c4259"/>
    </style:style>
    <style:style style:name="P19" style:family="paragraph">
      <loext:graphic-properties draw:fill="none" draw:fill-color="#ffffff"/>
      <style:text-properties fo:color="#ffffff"/>
    </style:style>
    <style:style style:name="T1" style:family="text">
      <style:text-properties fo:color="#3c4259" fo:font-size="22pt" fo:font-weight="bold" style:font-size-asian="18pt" style:font-weight-asian="bold" style:font-size-complex="22pt" style:font-weight-complex="bold"/>
    </style:style>
    <style:style style:name="T2" style:family="text">
      <style:text-properties fo:color="#3c4259"/>
    </style:style>
    <style:style style:name="T3" style:family="text">
      <style:text-properties fo:color="#ffffff"/>
    </style:style>
    <style:style style:name="T4" style:family="text">
      <style:text-properties fo:color="#3c4259" style:font-name="Ubuntu" fo:font-size="10pt" style:font-name-asian="Ubuntu1" style:font-size-asian="10pt" style:font-name-complex="Ubuntu"/>
    </style:style>
    <style:style style:name="T5" style:family="text">
      <style:text-properties fo:font-size="12pt"/>
    </style:style>
    <style:style style:name="T6" style:family="text">
      <style:text-properties fo:color="#3c4259" fo:font-size="10.5pt" style:font-size-asian="9pt" style:font-size-complex="10.5pt"/>
    </style:style>
    <style:style style:name="T7" style:family="text">
      <style:text-properties fo:color="#3c4259" fo:font-size="14pt" fo:font-weight="bold" style:font-size-asian="12pt" style:font-weight-asian="bold" style:font-size-complex="14pt" style:font-weight-complex="bold"/>
    </style:style>
    <style:style style:name="T8" style:family="text">
      <style:text-properties fo:color="#ffffff" fo:font-size="10pt" style:font-size-asian="8pt" style:font-size-complex="10pt"/>
    </style:style>
    <style:style style:name="T9" style:family="text">
      <style:text-properties fo:color="#ffffff" fo:font-size="9.5pt" style:font-size-asian="9.5pt" style:font-size-complex="9.5pt"/>
    </style:style>
    <style:style style:name="T10" style:family="text">
      <style:text-properties fo:color="#797f96" fo:font-size="10pt" style:font-size-asian="8pt" style:font-size-complex="10pt"/>
    </style:style>
    <style:style style:name="T11" style:family="text">
      <style:text-properties fo:color="#3c4259" fo:font-size="10pt" style:font-size-asian="8pt" style:font-size-complex="10pt"/>
    </style:style>
    <style:style style:name="T12" style:family="text">
      <style:text-properties fo:color="#3c4259" fo:font-size="12pt"/>
    </style:style>
    <style:style style:name="T13" style:family="text">
      <style:text-properties fo:color="#3c4259" fo:font-size="11pt" style:font-size-asian="10pt" style:font-size-complex="11pt"/>
    </style:style>
    <style:style style:name="gr1" style:family="graphic">
      <style:graphic-properties draw:fill="solid" draw:fill-color="#3c4259" draw:textarea-horizontal-align="justify" draw:textarea-vertical-align="middle" draw:auto-grow-height="false" fo:min-height="0.998cm" fo:min-width="21.9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color="#000000" draw:fill="none" draw:fill-color="#ffffff" fo:min-height="1cm" style:run-through="foreground"/>
    </style:style>
    <style:style style:name="gr5" style:family="graphic">
      <style:graphic-properties draw:stroke="none" svg:stroke-color="#000000" draw:fill="none" draw:fill-color="#ffffff" fo:min-height="0.499cm" style:run-through="foreground"/>
    </style:style>
    <style:style style:name="gr6" style:family="graphic">
      <style:graphic-properties draw:stroke="none" svg:stroke-color="#000000" draw:fill="none" draw:fill-color="#ffffff" fo:min-height="0.975cm" style:run-through="foreground"/>
    </style:style>
    <style:style style:name="gr7" style:family="graphic">
      <style:graphic-properties draw:fill="solid" draw:fill-color="#797f96" draw:textarea-horizontal-align="justify" draw:textarea-vertical-align="middle" draw:auto-grow-height="false" fo:min-height="2cm" fo:min-width="21.606cm" style:run-through="foreground"/>
    </style:style>
    <style:style style:name="gr8" style:family="graphic">
      <style:graphic-properties svg:stroke-width="0.101cm" svg:stroke-color="#ffffff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/>
    </style:style>
    <style:style style:name="gr9" style:family="graphic">
      <style:graphic-properties draw:stroke="none" svg:stroke-color="#000000" draw:fill="none" draw:fill-color="#ffffff" fo:min-height="6.47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svg:stroke-color="#3c4259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797f96" draw:textarea-horizontal-align="justify" draw:textarea-vertical-align="middle" draw:auto-grow-height="false" fo:min-height="0.998cm" fo:min-width="5.9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49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42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152cm" svg:stroke-color="#797f96" draw:marker-start-width="0.794cm" draw:marker-end-width="0.794cm" draw:textarea-horizontal-align="center" draw:textarea-vertical-align="middle" fo:padding-top="0.076cm" fo:padding-bottom="0.076cm" fo:padding-left="0.076cm" fo:padding-right="0.0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748cm" style:run-through="foreground"/>
    </style:style>
    <style:style style:name="gr17" style:family="graphic">
      <style:graphic-properties draw:fill="solid" draw:fill-color="#3c4259" draw:textarea-horizontal-align="justify" draw:textarea-vertical-align="middle" draw:auto-grow-height="false" fo:min-height="0.998cm" fo:min-width="6.74cm" style:run-through="foreground"/>
    </style:style>
    <style:style style:name="gr18" style:family="graphic">
      <style:graphic-properties draw:stroke="none" svg:stroke-color="#000000" draw:fill="none" draw:fill-color="#ffffff" fo:min-height="0.407cm" style:run-through="foreground"/>
    </style:style>
    <style:style style:name="gr19" style:family="graphic">
      <style:graphic-properties draw:fill="solid" draw:fill-color="#797f96" draw:textarea-horizontal-align="justify" draw:textarea-vertical-align="middle" draw:auto-grow-height="false" fo:min-height="3.246cm" fo:min-width="6.754cm" style:run-through="foreground"/>
    </style:style>
    <style:style style:name="gr20" style:family="graphic">
      <style:graphic-properties draw:stroke="none" svg:stroke-color="#000000" draw:fill="none" draw:fill-color="#ffffff" fo:min-height="0.813cm" style:run-through="foreground"/>
    </style:style>
    <style:style style:name="gr21" style:family="graphic">
      <style:graphic-properties draw:stroke="none" svg:stroke-color="#000000" draw:fill="none" draw:fill-color="#ffffff" fo:min-height="0.998cm" style:run-through="foreground"/>
    </style:style>
    <style:style style:name="gr22" style:family="graphic">
      <style:graphic-properties draw:stroke="none" svg:stroke-color="#000000" draw:fill="none" draw:fill-color="#ffffff" fo:min-height="1.138cm" style:run-through="foreground"/>
    </style:style>
    <style:style style:name="gr23" style:family="graphic">
      <style:graphic-properties draw:fill="solid" draw:fill-color="#797f96" draw:textarea-horizontal-align="justify" draw:textarea-vertical-align="middle" draw:auto-grow-height="false" fo:min-height="0.998cm" fo:min-width="6.74cm" style:run-through="foreground"/>
    </style:style>
    <style:style style:name="gr24" style:family="graphic">
      <style:graphic-properties draw:stroke="none" svg:stroke-color="#000000" draw:fill="none" draw:fill-color="#ffffff" fo:min-height="0.386cm" style:run-through="foreground"/>
    </style:style>
    <style:style style:name="gr25" style:family="graphic">
      <style:graphic-properties draw:stroke="none" svg:stroke-color="#3465a4" draw:fill="solid" draw:fill-color="#cccccc" draw:textarea-horizontal-align="justify" draw:textarea-vertical-align="middle" draw:auto-grow-height="false" fo:min-height="3.246cm" fo:min-width="6.754cm" style:run-through="foreground"/>
    </style:style>
    <style:style style:name="gr26" style:family="graphic">
      <style:graphic-properties draw:stroke="none" svg:stroke-color="#000000" draw:fill="none" draw:fill-color="#ffffff" fo:min-height="1.012cm" style:run-through="foreground"/>
    </style:style>
    <style:style style:name="gr27" style:family="graphic">
      <style:graphic-properties draw:stroke="none" svg:stroke-color="#000000" draw:fill="none" draw:fill-color="#ffffff" fo:min-height="1.625cm" style:run-through="foreground"/>
    </style:style>
    <style:style style:name="gr28" style:family="graphic">
      <style:graphic-properties draw:stroke="none" svg:stroke-color="#000000" draw:fill="none" draw:fill-color="#ffffff" fo:min-height="1.219cm" style:run-through="foreground"/>
    </style:style>
    <style:style style:name="gr29" style:family="graphic">
      <style:graphic-properties svg:stroke-width="0.101cm" svg:stroke-color="#3c4259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/>
    </style:style>
    <style:style style:name="gr30" style:family="graphic">
      <style:graphic-properties draw:stroke="none" svg:stroke-color="#000000" draw:fill="none" draw:fill-color="#ffffff" fo:min-height="0.60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none" draw:fill-color="#ffffff" fo:min-height="0.48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="solid" draw:fill-color="#797f96" draw:textarea-horizontal-align="justify" draw:textarea-vertical-align="middle" draw:auto-grow-height="false" fo:min-height="0.801cm" fo:min-width="19.82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none" draw:fill-color="#ffffff" fo:min-height="0.44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fill="solid" draw:fill-color="#797f96" draw:textarea-horizontal-align="justify" draw:textarea-vertical-align="middle" draw:auto-grow-height="false" fo:min-height="0.854cm" fo:min-width="19.82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color="#000000" draw:fill="none" draw:fill-color="#ffffff" fo:min-height="0.9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fill="solid" draw:fill-color="#797f96" draw:textarea-horizontal-align="justify" draw:textarea-vertical-align="middle" draw:auto-grow-height="false" fo:min-height="0.801cm" fo:min-width="19.77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dash" draw:stroke-dash="Ultrafine_20_Dotted_20__28_var_29_" svg:stroke-width="0.101cm" svg:stroke-color="#797f96" draw:marker-start-width="0.651cm" draw:marker-end-width="0.65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21" draw:style-name="gr2"><draw:g draw:style-name="gr3"><draw:frame draw:name="Shape16" draw:style-name="gr16" draw:text-style-name="P4" svg:width="4.742cm" svg:height="0.749cm" svg:x="-0.773cm" svg:y="10.712cm"><draw:text-box><text:p text:style-name="P3"><text:span text:style-name="T7">Sco</text:span><text:span text:style-name="T7">utin</text:span><text:span text:style-name="T7">g </text:span><text:span text:style-name="T7">with </text:span><text:span text:style-name="T7">AI</text:span></text:p></draw:text-box></draw:frame><draw:custom-shape draw:name="Shape17" draw:style-name="gr17" draw:text-style-name="P2" svg:width="6.741cm" svg:height="0.999cm" svg:x="-1.787cm" svg:y="11.461cm"><text:p/><draw:enhanced-geometry svg:viewBox="0 0 21600 21600" draw:mirror-horizontal="false" draw:mirror-vertical="false" draw:type="rectangle" draw:enhanced-path="M 0 0 L 21600 0 21600 21600 0 21600 0 0 Z N"/></draw:custom-shape><draw:frame draw:name="Shape18" draw:style-name="gr18" draw:text-style-name="P13" svg:width="6.864cm" svg:height="0.408cm" svg:x="-1.787cm" svg:y="11.71cm"><draw:text-box><text:p text:style-name="P3"><text:span text:style-name="T8">... </text:span><text:span text:style-name="T8">/ScoutingWith</text:span><text:span text:style-name="T8">AI</text:span></text:p></draw:text-box></draw:frame><draw:custom-shape draw:name="Shape19" draw:style-name="gr19" draw:text-style-name="P6" svg:width="6.755cm" svg:height="3.246cm" svg:x="-1.787cm" svg:y="12.709cm"><text:p/><draw:enhanced-geometry svg:viewBox="0 0 21600 21600" draw:type="rectangle" draw:enhanced-path="M 0 0 L 21600 0 21600 21600 0 21600 0 0 Z N"/></draw:custom-shape><draw:frame draw:name="Shape20" draw:style-name="gr20" draw:text-style-name="P7" svg:width="6.771cm" svg:height="0.814cm" svg:x="-1.817cm" svg:y="12.894cm"><draw:text-box><text:p text:style-name="P3"><text:span text:style-name="T8">► </text:span><text:span text:style-name="T8">Final </text:span><text:span text:style-name="T8">project </text:span><text:span text:style-name="T8">for U of </text:span><text:span text:style-name="T8">T SCS </text:span><text:span text:style-name="T8">Data </text:span><text:span text:style-name="T8">Analytic</text:span><text:span text:style-name="T8">s </text:span><text:span text:style-name="T8">Bootcam</text:span><text:span text:style-name="T8">p</text:span></text:p></draw:text-box></draw:frame><draw:frame draw:name="Shape20" draw:style-name="gr21" draw:text-style-name="P7" svg:width="6.755cm" svg:height="0.999cm" svg:x="-1.787cm" svg:y="13.903cm"><draw:text-box><text:p text:style-name="P3"><text:span text:style-name="T8">► </text:span><text:span text:style-name="T8">Web-</text:span><text:span text:style-name="T8">scraping, </text:span><text:span text:style-name="T8">ETL </text:span><text:span text:style-name="T8">process, </text:span><text:span text:style-name="T8">Pandas, </text:span><text:span text:style-name="T8">Numpy, </text:span><text:span text:style-name="T8">Matplotlib</text:span><text:span text:style-name="T8">, </text:span><text:span text:style-name="T8">Tensorflo</text:span><text:span text:style-name="T8">w, </text:span><text:span text:style-name="T8">PyMongo</text:span></text:p></draw:text-box></draw:frame><draw:frame draw:name="Shape20" draw:style-name="gr21" draw:text-style-name="P7" svg:width="6.755cm" svg:height="0.999cm" svg:x="-1.787cm" svg:y="14.956cm"><draw:text-box><text:p text:style-name="P3"><text:span text:style-name="T8">► </text:span><text:span text:style-name="T8">Models amateur CHL hockey players </text:span><text:span text:style-name="T8">and outputs potential future performance</text:span></text:p></draw:text-box></draw:frame></draw:g><draw:g draw:style-name="gr3"><draw:frame draw:name="Shape16" draw:style-name="gr22" draw:text-style-name="P4" svg:width="7.009cm" svg:height="1.138cm" svg:x="5.276cm" svg:y="10.712cm"><draw:text-box><text:p text:style-name="P3"><text:span text:style-name="T7">Housing Price ML</text:span></text:p></draw:text-box></draw:frame><draw:custom-shape draw:name="Shape17" draw:style-name="gr23" draw:text-style-name="P6" svg:width="6.741cm" svg:height="0.999cm" svg:x="5.42cm" svg:y="11.461cm"><text:p/><draw:enhanced-geometry svg:viewBox="0 0 21600 21600" draw:mirror-horizontal="false" draw:mirror-vertical="false" draw:type="rectangle" draw:enhanced-path="M 0 0 L 21600 0 21600 21600 0 21600 0 0 Z N"/></draw:custom-shape><draw:frame draw:name="Shape18" draw:style-name="gr24" draw:text-style-name="P14" svg:width="6.864cm" svg:height="0.387cm" svg:x="5.42cm" svg:y="11.707cm"><draw:text-box><text:p text:style-name="P3"><text:span text:style-name="T9">... /MachineLearningWithR-HousingPrices</text:span></text:p></draw:text-box></draw:frame><draw:custom-shape draw:name="Shape19" draw:style-name="gr25" draw:text-style-name="P15" svg:width="6.755cm" svg:height="3.246cm" svg:x="5.42cm" svg:y="12.709cm"><text:p/><draw:enhanced-geometry svg:viewBox="0 0 21600 21600" draw:type="rectangle" draw:enhanced-path="M 0 0 L 21600 0 21600 21600 0 21600 0 0 Z N"/></draw:custom-shape><draw:frame draw:name="Shape20" draw:style-name="gr26" draw:text-style-name="P5" svg:width="6.007cm" svg:height="1.013cm" svg:x="5.822cm" svg:y="12.915cm"><draw:text-box><text:p text:style-name="P3"><text:span text:style-name="T10">►</text:span><text:span text:style-name="T11"> </text:span><text:span text:style-name="T11">Kaggle.com introductory machine learning competition.</text:span></text:p></draw:text-box></draw:frame><draw:frame draw:name="Shape20" draw:style-name="gr27" draw:text-style-name="P5" svg:width="6.409cm" svg:height="1.625cm" svg:x="5.62cm" svg:y="14.116cm"><draw:text-box><text:p text:style-name="P3"><text:span text:style-name="T10">►</text:span><text:span text:style-name="T11"> </text:span><text:span text:style-name="T11">Data science workflow using R and the Tidyverse packages (dplyr, ggplot, caret, etc.)</text:span></text:p></draw:text-box></draw:frame></draw:g><draw:g draw:style-name="gr3"><draw:frame draw:name="Shape16" draw:style-name="gr16" draw:text-style-name="P4" svg:width="4.742cm" svg:height="0.749cm" svg:x="13.642cm" svg:y="10.675cm"><draw:text-box><text:p text:style-name="P3"><text:span text:style-name="T7">MarsPy</text:span></text:p></draw:text-box></draw:frame><draw:custom-shape draw:name="Shape17" draw:style-name="gr17" draw:text-style-name="P2" svg:width="6.741cm" svg:height="0.999cm" svg:x="12.627cm" svg:y="11.424cm"><text:p/><draw:enhanced-geometry svg:viewBox="0 0 21600 21600" draw:mirror-horizontal="false" draw:mirror-vertical="false" draw:type="rectangle" draw:enhanced-path="M 0 0 L 21600 0 21600 21600 0 21600 0 0 Z N"/></draw:custom-shape><draw:frame draw:name="Shape18" draw:style-name="gr18" draw:text-style-name="P13" svg:width="6.864cm" svg:height="0.408cm" svg:x="12.627cm" svg:y="11.673cm"><draw:text-box><text:p text:style-name="P3"><text:span text:style-name="T8">... /MarsPy</text:span></text:p></draw:text-box></draw:frame><draw:custom-shape draw:name="Shape19" draw:style-name="gr19" draw:text-style-name="P6" svg:width="6.755cm" svg:height="3.246cm" svg:x="12.627cm" svg:y="12.671cm"><text:p/><draw:enhanced-geometry svg:viewBox="0 0 21600 21600" draw:type="rectangle" draw:enhanced-path="M 0 0 L 21600 0 21600 21600 0 21600 0 0 Z N"/></draw:custom-shape><draw:frame draw:name="Shape20" draw:style-name="gr28" draw:text-style-name="P7" svg:width="6.771cm" svg:height="1.22cm" svg:x="12.598cm" svg:y="12.857cm"><draw:text-box><text:p text:style-name="P3"><text:span text:style-name="T8">►</text:span><text:span text:style-name="T8">Web-scraping and storage of NASA Mars data with HTML/CSS page for viewing</text:span></text:p></draw:text-box></draw:frame><draw:frame draw:name="Shape20" draw:style-name="gr21" draw:text-style-name="P7" svg:width="6.755cm" svg:height="0.999cm" svg:x="12.627cm" svg:y="14.517cm"><draw:text-box><text:p text:style-name="P3"><text:span text:style-name="T8">► </text:span><text:span text:style-name="T8">Uses Flask, BeautifulSoup, Splinter, PyMongo, Pandas, HTML and CSS</text:span></text:p></draw:text-box></draw:frame></draw:g><draw:g draw:style-name="gr3"><draw:frame draw:name="Shape15" draw:style-name="gr16" draw:text-style-name="P5" svg:width="2.497cm" svg:height="0.749cm" svg:x="7.473cm" svg:y="9.911cm"><draw:text-box><text:p text:style-name="P3"><text:span text:style-name="T2">PROJECTS</text:span></text:p></draw:text-box></draw:frame><draw:line draw:name="Shape10" draw:style-name="gr29" draw:text-style-name="P3" svg:x1="1.418cm" svg:y1="10.511cm" svg:x2="16.233cm" svg:y2="10.511cm"><text:p/></draw:line></draw:g></draw:g><draw:g text:anchor-type="paragraph" draw:z-index="1" draw:style-name="gr2"><draw:g draw:style-name="gr3"><draw:frame draw:name="Shape3" draw:style-name="gr4" draw:text-style-name="P4" svg:width="8.002cm" svg:height="1.001cm" svg:x="4.586cm" svg:y="-0.896cm"><draw:text-box><text:p text:style-name="P3"><text:span text:style-name="T1">TOM CALLEGARI</text:span></text:p></draw:text-box></draw:frame><draw:frame draw:name="Shape4" draw:style-name="gr5" draw:text-style-name="P5" svg:width="6.501cm" svg:height="0.5cm" svg:x="-1.914cm" svg:y="0.348cm"><draw:text-box><text:p text:style-name="P3"><text:span text:style-name="T2">thomascallegari@yahoo.com</text:span></text:p></draw:text-box></draw:frame><draw:frame draw:name="Shape4" draw:style-name="gr5" draw:text-style-name="P5" svg:width="6.501cm" svg:height="0.5cm" svg:x="5.586cm" svg:y="0.348cm"><draw:text-box><text:p text:style-name="P3"><text:span text:style-name="T2">ca.linkedin.com/in/tomcallegari</text:span></text:p></draw:text-box></draw:frame><draw:frame draw:name="Shape4" draw:style-name="gr6" draw:text-style-name="P5" svg:width="5.601cm" svg:height="0.976cm" svg:x="13.303cm" svg:y="0.348cm"><draw:text-box><text:p text:style-name="P3"><text:span text:style-name="T2">github.com/TomCallegari/ ... /</text:span></text:p></draw:text-box></draw:frame></draw:g><draw:g draw:style-name="gr3"><draw:custom-shape draw:name="Shape2" draw:style-name="gr7" draw:text-style-name="P6" svg:width="21.607cm" svg:height="2.001cm" svg:x="-2.018cm" svg:y="1.104cm"><text:p/><draw:enhanced-geometry svg:viewBox="0 0 21600 21600" draw:type="rectangle" draw:enhanced-path="M 0 0 L 21600 0 21600 21600 0 21600 0 0 Z N"/></draw:custom-shape><draw:frame draw:name="Shape5" draw:style-name="gr5" draw:text-style-name="P7" svg:width="10.503cm" svg:height="0.5cm" svg:x="3.085cm" svg:y="1.346cm"><draw:text-box><text:p text:style-name="P3"><text:span text:style-name="T3">Jr. DATA ENGINEER / ANALYTICS PROFESSIONAL</text:span></text:p></draw:text-box></draw:frame><draw:line draw:name="Shape6" draw:style-name="gr8" draw:text-style-name="P3" svg:x1="0.153cm" svg:y1="2.096cm" svg:x2="17.155cm" svg:y2="2.096cm"><text:p/></draw:line><draw:frame draw:name="Shape7" draw:style-name="gr5" draw:text-style-name="P7" svg:width="3.001cm" svg:height="0.5cm" svg:x="7.167cm" svg:y="2.344cm"><draw:text-box><text:p text:style-name="P3"><text:span text:style-name="T3">TORONTO</text:span></text:p></draw:text-box></draw:frame></draw:g></draw:g><draw:frame text:anchor-type="paragraph" draw:z-index="32" draw:name="Shape15" draw:style-name="gr30" draw:text-style-name="P5" svg:width="3.754cm" svg:height="0.602cm" svg:x="7.04cm" svg:y="20.775cm"><draw:text-box><text:p text:style-name="P3"><text:span text:style-name="T2">EDUCATION</text:span></text:p></draw:text-box></draw:frame><draw:line text:anchor-type="paragraph" draw:z-index="33" draw:name="Shape10" draw:style-name="gr10" draw:text-style-name="P3" svg:x1="1.434cm" svg:y1="21.377cm" svg:x2="16.249cm" svg:y2="21.377cm"><text:p/></draw:line><draw:frame text:anchor-type="paragraph" draw:z-index="34" draw:name="Shape12" draw:style-name="gr31" draw:text-style-name="P17" svg:width="8.36cm" svg:height="0.489cm" svg:x="10.042cm" svg:y="21.722cm"><draw:text-box><text:p text:style-name="P16"><text:span text:style-name="T12">May 2019 – November 2019</text:span></text:p></draw:text-box></draw:frame><draw:frame text:anchor-type="paragraph" draw:z-index="35" draw:name="Shape12" draw:style-name="gr31" draw:text-style-name="P17" svg:width="8.36cm" svg:height="0.489cm" svg:x="10.139cm" svg:y="23.499cm"><draw:text-box><text:p text:style-name="P16"><text:span text:style-name="T12">2015 - 2018</text:span></text:p></draw:text-box></draw:frame><draw:custom-shape text:anchor-type="paragraph" draw:z-index="36" draw:name="Shape11" draw:style-name="gr36" draw:text-style-name="P6" svg:width="19.772cm" svg:height="0.802cm" svg:x="-1.169cm" svg:y="24.126cm"><text:p/><draw:enhanced-geometry svg:viewBox="0 0 21600 21600" draw:type="rectangle" draw:enhanced-path="M 0 0 L 21600 0 21600 21600 0 21600 0 0 Z N"/></draw:custom-shape><draw:frame text:anchor-type="paragraph" draw:z-index="37" draw:name="Shape12" draw:style-name="gr35" draw:text-style-name="P18" svg:width="14.165cm" svg:height="0.976cm" svg:x="-0.968cm" svg:y="23.525cm"><draw:text-box><text:p><text:span text:style-name="T13">Advanced College Diploma – Sport Management (Honours, HRT Award)</text:span></text:p></draw:text-box></draw:frame><draw:frame text:anchor-type="paragraph" draw:z-index="38" draw:name="Shape13" draw:style-name="gr30" draw:text-style-name="P19" svg:width="8.609cm" svg:height="0.602cm" svg:x="-0.968cm" svg:y="24.326cm"><draw:text-box><text:p><text:span text:style-name="T3">HUMBER COLLEGE</text:span></text:p></draw:text-box></draw:frame><draw:custom-shape text:anchor-type="paragraph" draw:z-index="39" draw:name="Shape11" draw:style-name="gr36" draw:text-style-name="P6" svg:width="19.772cm" svg:height="0.802cm" svg:x="-1.169cm" svg:y="22.324cm"><text:p/><draw:enhanced-geometry svg:viewBox="0 0 21600 21600" draw:type="rectangle" draw:enhanced-path="M 0 0 L 21600 0 21600 21600 0 21600 0 0 Z N"/></draw:custom-shape><draw:frame text:anchor-type="paragraph" draw:z-index="40" draw:name="Shape12" draw:style-name="gr35" draw:text-style-name="P18" svg:width="9.161cm" svg:height="0.976cm" svg:x="-0.968cm" svg:y="21.722cm"><draw:text-box><text:p><text:span text:style-name="T13">Certificate, Data Analytics Bootcamp</text:span></text:p></draw:text-box></draw:frame><draw:frame text:anchor-type="paragraph" draw:z-index="41" draw:name="Shape13" draw:style-name="gr35" draw:text-style-name="P19" svg:width="12.964cm" svg:height="0.976cm" svg:x="-0.968cm" svg:y="22.523cm"><draw:text-box><text:p><text:span text:style-name="T3">UNIVERSITY OF TORONTO, SCHOOL OF CONTINUING STUDIES</text:span></text:p></draw:text-box></draw:frame><draw:frame text:anchor-type="paragraph" draw:z-index="22" draw:name="Shape15" draw:style-name="gr30" draw:text-style-name="P5" svg:width="3.754cm" svg:height="0.602cm" svg:x="6.99cm" svg:y="16.117cm"><draw:text-box><text:p text:style-name="P3"><text:span text:style-name="T2">EXPERIENCE</text:span></text:p></draw:text-box></draw:frame><draw:line text:anchor-type="paragraph" draw:z-index="23" draw:name="Shape10" draw:style-name="gr10" draw:text-style-name="P3" svg:x1="1.385cm" svg:y1="16.718cm" svg:x2="16.2cm" svg:y2="16.718cm"><text:p/></draw:line><draw:frame text:anchor-type="paragraph" draw:z-index="24" draw:name="Shape12" draw:style-name="gr31" draw:text-style-name="P17" svg:width="8.36cm" svg:height="0.489cm" svg:x="10.139cm" svg:y="17.064cm"><draw:text-box><text:p text:style-name="P16"><text:span text:style-name="T12">January 2018 – April 2018</text:span></text:p></draw:text-box></draw:frame><draw:frame text:anchor-type="paragraph" draw:z-index="25" draw:name="Shape12" draw:style-name="gr31" draw:text-style-name="P17" svg:width="8.36cm" svg:height="0.489cm" svg:x="10.139cm" svg:y="18.831cm"><draw:text-box><text:p text:style-name="P16"><text:span text:style-name="T12">September 2017 – December 2017</text:span></text:p></draw:text-box></draw:frame><draw:custom-shape text:anchor-type="paragraph" draw:z-index="26" draw:name="Shape11" draw:style-name="gr32" draw:text-style-name="P6" svg:width="19.822cm" svg:height="0.802cm" svg:x="-1.219cm" svg:y="19.468cm"><text:p/><draw:enhanced-geometry svg:viewBox="0 0 21600 21600" draw:type="rectangle" draw:enhanced-path="M 0 0 L 21600 0 21600 21600 0 21600 0 0 Z N"/></draw:custom-shape><draw:frame text:anchor-type="paragraph" draw:z-index="27" draw:name="Shape12" draw:style-name="gr33" draw:text-style-name="P18" svg:width="8.409cm" svg:height="0.449cm" svg:x="-1.018cm" svg:y="18.867cm"><draw:text-box><text:p><text:span text:style-name="T13">Ticketing Analytics Intern</text:span></text:p></draw:text-box></draw:frame><draw:frame text:anchor-type="paragraph" draw:z-index="28" draw:name="Shape13" draw:style-name="gr30" draw:text-style-name="P19" svg:width="8.609cm" svg:height="0.602cm" svg:x="-1.018cm" svg:y="19.667cm"><draw:text-box><text:p><text:span text:style-name="T3">TORONTO ARGONAUT FOOTBALL CLUB</text:span></text:p></draw:text-box></draw:frame><draw:custom-shape text:anchor-type="paragraph" draw:z-index="29" draw:name="Shape11" draw:style-name="gr34" draw:text-style-name="P6" svg:width="19.822cm" svg:height="0.854cm" svg:x="-1.219cm" svg:y="17.665cm"><text:p/><draw:enhanced-geometry svg:viewBox="0 0 21600 21600" draw:type="rectangle" draw:enhanced-path="M 0 0 L 21600 0 21600 21600 0 21600 0 0 Z N"/></draw:custom-shape><draw:frame text:anchor-type="paragraph" draw:z-index="30" draw:name="Shape12" draw:style-name="gr33" draw:text-style-name="P18" svg:width="8.409cm" svg:height="0.449cm" svg:x="-1.018cm" svg:y="17.064cm"><draw:text-box><text:p><text:span text:style-name="T13">Ticketing / Marketing Analytics Intern</text:span></text:p></draw:text-box></draw:frame><draw:frame text:anchor-type="paragraph" draw:z-index="31" draw:name="Shape13" draw:style-name="gr35" draw:text-style-name="P19" svg:width="9.61cm" svg:height="0.976cm" svg:x="-1.018cm" svg:y="17.865cm"><draw:text-box><text:p><text:span text:style-name="T3">MAPLE LEAF SPORTS AND ENTERTAINMENT</text:span></text:p></draw:text-box></draw:frame><draw:frame text:anchor-type="paragraph" draw:z-index="2" draw:name="Shape8" draw:style-name="gr9" draw:text-style-name="P8" svg:width="12.725cm" svg:height="6.478cm" svg:x="-1.464cm" svg:y="3.567cm"><draw:text-box><text:p><text:span text:style-name="T4">Data engineer with a background in Sport Data Analytics and Machine Learning with skills in Python, R, SQL, MongoDB, Excel and visualization dash-boarding with JavaScript/HTML/CSS and R/Shiny. <text:s/></text:span></text:p><text:p><text:span text:style-name="T5"/></text:p><text:p><text:span text:style-name="T4">Completed certification from the University of Toronto’s School of Continuing Studies Data Analytics Bootcamp with projects at github.com/tomcallegari and an honours graduate of Humber College’s 3-year advanced college diploma in Sports Management with a class wide award for Excellence in Academic and Internship Achievement for internships with Maple Leaf Sports and Entertainment (MLSE) and the Toronto Argonaut Football Club. <text:s/></text:span></text:p><text:p><text:span text:style-name="T5"/></text:p><text:p><text:span text:style-name="T4">I am passionate about continually learning and increasing my data analytic skills, am a strong communicator who thrives in team environments and I find great satisfaction in extracting meaningful insights from complicated data.</text:span></text:p></draw:text-box></draw:frame><draw:line text:anchor-type="paragraph" draw:z-index="3" draw:name="Shape9" draw:style-name="gr10" draw:text-style-name="P3" svg:x1="11.859cm" svg:y1="3.803cm" svg:x2="11.859cm" svg:y2="9.294cm"><text:p/></draw:line><draw:custom-shape text:anchor-type="paragraph" draw:z-index="4" draw:name="Shape10" draw:style-name="gr11" draw:text-style-name="P6" svg:width="5.991cm" svg:height="0.999cm" svg:x="12.774cm" svg:y="3.304cm"><text:p/><draw:enhanced-geometry svg:viewBox="0 0 21600 21600" draw:type="rectangle" draw:enhanced-path="M 0 0 L 21600 0 21600 21600 0 21600 0 0 Z N"/></draw:custom-shape><draw:frame text:anchor-type="paragraph" draw:z-index="5" draw:name="Shape11" draw:style-name="gr12" draw:text-style-name="P7" svg:width="5.492cm" svg:height="0.75cm" svg:x="13.056cm" svg:y="3.572cm"><draw:text-box><text:p text:style-name="P3"><text:span text:style-name="T3">TECHNICAL SKILLS</text:span></text:p></draw:text-box></draw:frame><draw:line text:anchor-type="paragraph" draw:z-index="6" draw:name="Shape12" draw:style-name="gr10" draw:text-style-name="P3" svg:x1="12.432cm" svg:y1="4.572cm" svg:x2="19.172cm" svg:y2="4.572cm"><text:p/></draw:line><draw:frame text:anchor-type="paragraph" draw:z-index="7" draw:name="Shape13" draw:style-name="gr13" draw:text-style-name="P10" svg:width="1.514cm" svg:height="0.5cm" svg:x="12.448cm" svg:y="5.32cm"><draw:text-box><text:p text:style-name="P9"><text:span text:style-name="T6">Python</text:span></text:p></draw:text-box></draw:frame><draw:frame text:anchor-type="paragraph" draw:z-index="8" draw:name="Shape13" draw:style-name="gr14" draw:text-style-name="P11" svg:width="1.389cm" svg:height="0.429cm" svg:x="12.448cm" svg:y="5.819cm"><draw:text-box><text:p text:style-name="P9"><text:span text:style-name="T6">R</text:span></text:p></draw:text-box></draw:frame><draw:frame text:anchor-type="paragraph" draw:z-index="9" draw:name="Shape13" draw:style-name="gr13" draw:text-style-name="P10" svg:width="2.248cm" svg:height="0.5cm" svg:x="12.448cm" svg:y="6.318cm"><draw:text-box><text:p text:style-name="P9"><text:span text:style-name="T6">PostgreSQL</text:span></text:p></draw:text-box></draw:frame><draw:frame text:anchor-type="paragraph" draw:z-index="10" draw:name="Shape13" draw:style-name="gr13" draw:text-style-name="P10" svg:width="1.763cm" svg:height="0.5cm" svg:x="12.464cm" svg:y="6.817cm"><draw:text-box><text:p text:style-name="P9"><text:span text:style-name="T6">MongoDB</text:span></text:p></draw:text-box></draw:frame><draw:frame text:anchor-type="paragraph" draw:z-index="11" draw:name="Shape13" draw:style-name="gr13" draw:text-style-name="P10" svg:width="1.015cm" svg:height="0.5cm" svg:x="12.448cm" svg:y="7.317cm"><draw:text-box><text:p text:style-name="P9"><text:span text:style-name="T6">Excel</text:span></text:p></draw:text-box></draw:frame><draw:frame text:anchor-type="paragraph" draw:z-index="12" draw:name="Shape13" draw:style-name="gr14" draw:text-style-name="P11" svg:width="0.765cm" svg:height="0.429cm" svg:x="12.448cm" svg:y="7.816cm"><draw:text-box><text:p text:style-name="P9"><text:span text:style-name="T6">ML</text:span></text:p></draw:text-box></draw:frame><draw:line text:anchor-type="paragraph" draw:z-index="13" draw:name="Shape14" draw:style-name="gr15" draw:text-style-name="P3" svg:x1="16.896cm" svg:y1="5.57cm" svg:x2="19.201cm" svg:y2="5.57cm"><text:p/></draw:line><draw:line text:anchor-type="paragraph" draw:z-index="14" draw:name="Shape14" draw:style-name="gr15" draw:text-style-name="P12" svg:x1="17.401cm" svg:y1="6.07cm" svg:x2="19.202cm" svg:y2="6.07cm"><text:p/></draw:line><draw:line text:anchor-type="paragraph" draw:z-index="15" draw:name="Shape14" draw:style-name="gr15" draw:text-style-name="P3" svg:x1="18cm" svg:y1="6.569cm" svg:x2="19.201cm" svg:y2="6.569cm"><text:p/></draw:line><draw:line text:anchor-type="paragraph" draw:z-index="16" draw:name="Shape14" draw:style-name="gr15" draw:text-style-name="P3" svg:x1="17.6cm" svg:y1="7.068cm" svg:x2="19.202cm" svg:y2="7.068cm"><text:p/></draw:line><draw:line text:anchor-type="paragraph" draw:z-index="17" draw:name="Shape14" draw:style-name="gr15" draw:text-style-name="P3" svg:x1="17.801cm" svg:y1="7.567cm" svg:x2="19.202cm" svg:y2="7.567cm"><text:p/></draw:line><draw:line text:anchor-type="paragraph" draw:z-index="18" draw:name="Shape14" draw:style-name="gr15" draw:text-style-name="P3" svg:x1="17.6cm" svg:y1="8.066cm" svg:x2="19.202cm" svg:y2="8.066cm"><text:p/></draw:line><draw:frame text:anchor-type="paragraph" draw:z-index="19" draw:name="Shape13" draw:style-name="gr14" draw:text-style-name="P10" svg:width="2.497cm" svg:height="0.429cm" svg:x="12.464cm" svg:y="8.386cm"><draw:text-box><text:p text:style-name="P9"><text:span text:style-name="T6">Web Scraping</text:span></text:p></draw:text-box></draw:frame><draw:line text:anchor-type="paragraph" draw:z-index="20" draw:name="Shape14" draw:style-name="gr15" draw:text-style-name="P3" svg:x1="17.401cm" svg:y1="8.565cm" svg:x2="19.202cm" svg:y2="8.565cm"><text:p/></draw:line><draw:custom-shape text:anchor-type="paragraph" draw:z-index="0" draw:name="Shape1" draw:style-name="gr1" draw:text-style-name="P2" svg:width="21.984cm" svg:height="0.999cm" svg:x="-7.583cm" svg:y="-2cm"><text:p/><draw:enhanced-geometry svg:viewBox="0 0 21600 21600" draw:type="rectangle" draw:enhanced-path="M 0 0 L 21600 0 21600 21600 0 21600 0 0 Z N"/></draw:custom-shape><draw:line text:anchor-type="paragraph" draw:z-index="42" draw:name="Shape2" draw:style-name="gr37" draw:text-style-name="P3" svg:x1="15.399cm" svg:y1="5.507cm" svg:x2="15.399cm" svg:y2="8.70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" svg:font-family="Ubuntu" style:font-family-generic="swiss"/>
    <style:font-face style:name="Ubuntu1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otted" draw:display-name="Fine Dotted" draw:style="rect" draw:dots1="1" draw:distance="0.45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2:31:28.098066852</meta:creation-date>
    <dc:date>2020-01-14T12:31:39.540856679</dc:date>
    <meta:editing-duration>PT3H1M17S</meta:editing-duration>
    <meta:editing-cycles>49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